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0.7694in"/>
    </style:style>
    <style:style style:name="Table1.B" style:family="table-column">
      <style:table-column-properties style:column-width="0.9139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0.8167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5778in"/>
    </style:style>
    <style:style style:name="Table1.I" style:family="table-column">
      <style:table-column-properties style:column-width="0.6528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.F3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I3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2321f" officeooo:paragraph-rsid="0012321f"/>
    </style:style>
    <style:style style:name="P3" style:family="paragraph" style:parent-style-name="Table_20_Contents">
      <style:paragraph-properties fo:text-align="center" style:justify-single-word="false"/>
      <style:text-properties officeooo:rsid="0013f009" officeooo:paragraph-rsid="0013f009"/>
    </style:style>
    <style:style style:name="P4" style:family="paragraph" style:parent-style-name="Table_20_Contents">
      <style:paragraph-properties fo:text-align="center" style:justify-single-word="false"/>
      <style:text-properties officeooo:rsid="00158842" officeooo:paragraph-rsid="00158842"/>
    </style:style>
    <style:style style:name="P5" style:family="paragraph" style:parent-style-name="Table_20_Contents">
      <style:paragraph-properties fo:text-align="center" style:justify-single-word="false"/>
      <style:text-properties officeooo:rsid="00158842"/>
    </style:style>
    <style:style style:name="T1" style:family="text">
      <style:text-properties officeooo:rsid="0015884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/>
        <table:table-column table:style-name="Table1.I"/>
        <table:table-row table:style-name="TableLine2086272244976">
          <table:table-cell table:style-name="Table1.A1" table:number-columns-spanned="9" office:value-type="string">
            <text:p text:style-name="P2">STUDENT MARKSHE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86272244976">
          <table:table-cell table:style-name="Table1.A2" office:value-type="string">
            <text:p text:style-name="P2">S.NO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ENG MARK</text:p>
          </table:table-cell>
          <table:table-cell table:style-name="Table1.A2" office:value-type="string">
            <text:p text:style-name="P2">MATHSMARK</text:p>
          </table:table-cell>
          <table:table-cell table:style-name="Table1.A2" office:value-type="string">
            <text:p text:style-name="P2">SCI<text:span text:style-name="T1">ENCE</text:span> MARK</text:p>
          </table:table-cell>
          <table:table-cell table:style-name="Table1.A2" office:value-type="string">
            <text:p text:style-name="P2">SUM</text:p>
          </table:table-cell>
          <table:table-cell table:style-name="Table1.A2" office:value-type="string">
            <text:p text:style-name="P2">AVG</text:p>
          </table:table-cell>
          <table:table-cell table:style-name="Table1.A2" office:value-type="string">
            <text:p text:style-name="P2">COUNT</text:p>
          </table:table-cell>
          <table:table-cell table:style-name="Table1.I2" office:value-type="string">
            <text:p text:style-name="P3">MAX</text:p>
          </table:table-cell>
        </table:table-row>
        <table:table-row table:style-name="TableLine208627224497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RAM</text:p>
          </table:table-cell>
          <table:table-cell table:style-name="Table1.A2" office:value-type="string">
            <text:p text:style-name="P3">78</text:p>
          </table:table-cell>
          <table:table-cell table:style-name="Table1.A2" office:value-type="string">
            <text:p text:style-name="P3">74</text:p>
          </table:table-cell>
          <table:table-cell table:style-name="Table1.A2" office:value-type="string">
            <text:p text:style-name="P3">89</text:p>
          </table:table-cell>
          <table:table-cell table:style-name="Table1.F3" table:formula="ooow:sum&lt;C3:E3&gt;" office:value-type="float" office:value="241">
            <text:p text:style-name="P1">241</text:p>
          </table:table-cell>
          <table:table-cell table:style-name="Table1.F3" table:formula="ooow:mean &lt;C3:E3&gt;" office:value-type="float" office:value="80.3333333333333">
            <text:p text:style-name="P5">80.33</text:p>
          </table:table-cell>
          <table:table-cell table:style-name="Table1.F3" table:formula="ooow:count &lt;C3:E3&gt;" office:value-type="float" office:value="3">
            <text:p text:style-name="P1">3</text:p>
          </table:table-cell>
          <table:table-cell table:style-name="Table1.I3" table:formula="ooow:max &lt;C3:E3&gt;" office:value-type="float" office:value="89">
            <text:p text:style-name="P1">89</text:p>
          </table:table-cell>
        </table:table-row>
        <table:table-row table:style-name="TableLine2086272244976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RAJ</text:p>
          </table:table-cell>
          <table:table-cell table:style-name="Table1.A2" office:value-type="string">
            <text:p text:style-name="P3">89</text:p>
          </table:table-cell>
          <table:table-cell table:style-name="Table1.A2" office:value-type="string">
            <text:p text:style-name="P4">56</text:p>
          </table:table-cell>
          <table:table-cell table:style-name="Table1.A2" office:value-type="string">
            <text:p text:style-name="P4">94</text:p>
          </table:table-cell>
          <table:table-cell table:style-name="Table1.F3" table:formula="ooow:sum&lt;C4:E4&gt;" office:value-type="float" office:value="239">
            <text:p text:style-name="P1">239</text:p>
          </table:table-cell>
          <table:table-cell table:style-name="Table1.F3" table:formula="ooow:mean &lt;C4:E4&gt;" office:value-type="float" office:value="79.6666666666667">
            <text:p text:style-name="P1">79.67</text:p>
          </table:table-cell>
          <table:table-cell table:style-name="Table1.A2" office:value-type="string">
            <text:p text:style-name="P4">3</text:p>
          </table:table-cell>
          <table:table-cell table:style-name="Table1.I2" office:value-type="string">
            <text:p text:style-name="P4">94</text:p>
          </table:table-cell>
        </table:table-row>
        <table:table-row table:style-name="TableLine2086272244976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WETHA</text:p>
          </table:table-cell>
          <table:table-cell table:style-name="Table1.A2" office:value-type="string">
            <text:p text:style-name="P3">67</text:p>
          </table:table-cell>
          <table:table-cell table:style-name="Table1.A2" office:value-type="string">
            <text:p text:style-name="P4">89</text:p>
          </table:table-cell>
          <table:table-cell table:style-name="Table1.A2" office:value-type="string">
            <text:p text:style-name="P4">77</text:p>
          </table:table-cell>
          <table:table-cell table:style-name="Table1.F3" table:formula="ooow:sum&lt;C5:E5&gt;" office:value-type="float" office:value="233">
            <text:p text:style-name="P1">233</text:p>
          </table:table-cell>
          <table:table-cell table:style-name="Table1.F3" table:formula="ooow:mean &lt;C5:E5&gt;" office:value-type="float" office:value="77.6666666666667">
            <text:p text:style-name="P1">77.67</text:p>
          </table:table-cell>
          <table:table-cell table:style-name="Table1.A2" office:value-type="string">
            <text:p text:style-name="P4">3</text:p>
          </table:table-cell>
          <table:table-cell table:style-name="Table1.I2" office:value-type="string">
            <text:p text:style-name="P4">89</text:p>
          </table:table-cell>
        </table:table-row>
        <table:table-row table:style-name="TableLine2086272244976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SNEHA</text:p>
          </table:table-cell>
          <table:table-cell table:style-name="Table1.A2" office:value-type="string">
            <text:p text:style-name="P3">94</text:p>
          </table:table-cell>
          <table:table-cell table:style-name="Table1.A2" office:value-type="string">
            <text:p text:style-name="P4">86</text:p>
          </table:table-cell>
          <table:table-cell table:style-name="Table1.A2" office:value-type="string">
            <text:p text:style-name="P4">69</text:p>
          </table:table-cell>
          <table:table-cell table:style-name="Table1.F3" table:formula="ooow:sum&lt;C6:E6&gt;" office:value-type="float" office:value="249">
            <text:p text:style-name="P1">249</text:p>
          </table:table-cell>
          <table:table-cell table:style-name="Table1.F3" table:formula="ooow:mean &lt;C6:E6&gt;" office:value-type="float" office:value="83">
            <text:p text:style-name="P1">83</text:p>
          </table:table-cell>
          <table:table-cell table:style-name="Table1.A2" office:value-type="string">
            <text:p text:style-name="P4">3</text:p>
          </table:table-cell>
          <table:table-cell table:style-name="Table1.I2" office:value-type="string">
            <text:p text:style-name="P4">94</text:p>
          </table:table-cell>
        </table:table-row>
        <table:table-row table:style-name="TableLine2086272244976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SAI</text:p>
          </table:table-cell>
          <table:table-cell table:style-name="Table1.A2" office:value-type="string">
            <text:p text:style-name="P3">73</text:p>
          </table:table-cell>
          <table:table-cell table:style-name="Table1.A2" office:value-type="string">
            <text:p text:style-name="P4">75</text:p>
          </table:table-cell>
          <table:table-cell table:style-name="Table1.A2" office:value-type="string">
            <text:p text:style-name="P4">56</text:p>
          </table:table-cell>
          <table:table-cell table:style-name="Table1.F3" table:formula="ooow:sum&lt;C7:E7&gt;" office:value-type="float" office:value="204">
            <text:p text:style-name="P1">204</text:p>
          </table:table-cell>
          <table:table-cell table:style-name="Table1.F3" table:formula="ooow:mean &lt;C7:E7&gt;" office:value-type="float" office:value="68">
            <text:p text:style-name="P1">68</text:p>
          </table:table-cell>
          <table:table-cell table:style-name="Table1.A2" office:value-type="string">
            <text:p text:style-name="P4">3</text:p>
          </table:table-cell>
          <table:table-cell table:style-name="Table1.I2" office:value-type="string">
            <text:p text:style-name="P4">75</text:p>
          </table:table-cell>
        </table:table-row>
      </table:table>
      <text:p text:style-name="Standard"><draw:frame draw:style-name="fr1" draw:name="Object1" text:anchor-type="char" svg:x="0.5291in" svg:y="0.3902in" svg:width="5.4925in" svg:height="3.0917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08:31:22.221000000</meta:creation-date>
    <dc:date>2024-01-23T09:23:18.669000000</dc:date>
    <meta:editing-duration>PT10M45S</meta:editing-duration>
    <meta:editing-cycles>1</meta:editing-cycles>
    <meta:document-statistic meta:table-count="1" meta:image-count="0" meta:object-count="1" meta:page-count="1" meta:paragraph-count="55" meta:word-count="58" meta:character-count="172" meta:non-whitespace-character-count="169"/>
    <meta:generator>LibreOffice/7.3.3.2$Windows_X86_64 LibreOffice_project/d1d0ea68f081ee2800a922cac8f79445e460334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5cm" svg:height="7.852cm" xlink:href="." xlink:type="simple" chart:class="chart:circle" chart:style-name="ch1">
        <chart:legend chart:legend-position="end" svg:x="11.229cm" svg:y="3.01cm" style:legend-expansion="custom" svg:width="2.416cm" svg:height="2.954cm" style:legend-expansion-aspect-ratio="0.817874069058903" chart:style-name="ch2"/>
        <chart:plot-area chart:style-name="ch3" chart:data-source-has-labels="both" svg:x="2.462cm" svg:y="0.314cm" svg:width="7.532cm" svg:height="7.533cm">
          <chart:coordinate-region svg:x="2.462cm" svg:y="0.313cm" svg:width="7.532cm" svg:height="7.53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6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AM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AJ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SWETHA</text:p>
              </table:table-cell>
              <table:table-cell office:value-type="float" office:value="67">
                <text:p>67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NEHA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SAI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